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 fo:background-color="#1E1E1E"/>
    </style:style>
    <style:style style:name="T2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ZA"/>
    </style:style>
    <style:style style:name="T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8" style:parent-style-name="Normal" style:family="paragraph">
      <style:paragraph-properties fo:margin-bottom="0in" style:line-height-at-least="0.1979in" fo:background-color="#1E1E1E"/>
    </style:style>
    <style:style style:name="T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0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ZA"/>
    </style:style>
    <style:style style:name="P11" style:parent-style-name="Normal" style:family="paragraph">
      <style:paragraph-properties fo:margin-bottom="0in" style:line-height-at-least="0.1979in" fo:background-color="#1E1E1E"/>
    </style:style>
    <style:style style:name="T1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3" style:parent-style-name="DefaultParagraphFont" style:family="text">
      <style:text-properties style:font-name="Consolas" style:font-name-asian="Times New Roman" fo:color="#4FC1FF" style:letter-kerning="false" fo:font-size="10.5pt" style:font-size-asian="10.5pt" style:font-size-complex="10.5pt" style:language-asian="en" style:country-asian="ZA"/>
    </style:style>
    <style:style style:name="T1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7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ZA"/>
    </style:style>
    <style:style style:name="T1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19" style:parent-style-name="Normal" style:family="paragraph">
      <style:paragraph-properties fo:margin-bottom="0in" style:line-height-at-least="0.1979in" fo:background-color="#1E1E1E"/>
    </style:style>
    <style:style style:name="T2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1" style:parent-style-name="DefaultParagraphFont" style:family="text">
      <style:text-properties style:font-name="Consolas" style:font-name-asian="Times New Roman" fo:color="#4FC1FF" style:letter-kerning="false" fo:font-size="10.5pt" style:font-size-asian="10.5pt" style:font-size-complex="10.5pt" style:language-asian="en" style:country-asian="ZA"/>
    </style:style>
    <style:style style:name="T2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2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5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ZA"/>
    </style:style>
    <style:style style:name="T2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27" style:parent-style-name="Normal" style:family="paragraph">
      <style:paragraph-properties fo:margin-bottom="0in" style:line-height-at-least="0.1979in" fo:background-color="#1E1E1E"/>
    </style:style>
    <style:style style:name="T2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29" style:parent-style-name="DefaultParagraphFont" style:family="text">
      <style:text-properties style:font-name="Consolas" style:font-name-asian="Times New Roman" fo:color="#4FC1FF" style:letter-kerning="false" fo:font-size="10.5pt" style:font-size-asian="10.5pt" style:font-size-complex="10.5pt" style:language-asian="en" style:country-asian="ZA"/>
    </style:style>
    <style:style style:name="T3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1" style:parent-style-name="DefaultParagraphFont" style:family="text">
      <style:text-properties style:font-name="Consolas" style:font-name-asian="Times New Roman" fo:color="#4FC1FF" style:letter-kerning="false" fo:font-size="10.5pt" style:font-size-asian="10.5pt" style:font-size-complex="10.5pt" style:language-asian="en" style:country-asian="ZA"/>
    </style:style>
    <style:style style:name="T3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3" style:parent-style-name="DefaultParagraphFont" style:family="text">
      <style:text-properties style:font-name="Consolas" style:font-name-asian="Times New Roman" fo:color="#4FC1FF" style:letter-kerning="false" fo:font-size="10.5pt" style:font-size-asian="10.5pt" style:font-size-complex="10.5pt" style:language-asian="en" style:country-asian="ZA"/>
    </style:style>
    <style:style style:name="P34" style:parent-style-name="Normal" style:family="paragraph">
      <style:paragraph-properties fo:margin-bottom="0in" style:line-height-at-least="0.1979in" fo:background-color="#1E1E1E"/>
    </style:style>
    <style:style style:name="T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6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ZA"/>
    </style:style>
    <style:style style:name="P37" style:parent-style-name="Normal" style:family="paragraph">
      <style:paragraph-properties fo:margin-bottom="0in" style:line-height-at-least="0.1979in" fo:background-color="#1E1E1E"/>
    </style:style>
    <style:style style:name="T3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3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4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4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4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4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4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45" style:parent-style-name="DefaultParagraphFont" style:family="text">
      <style:text-properties style:font-name="Consolas" style:font-name-asian="Times New Roman" fo:color="#4FC1FF" style:letter-kerning="false" fo:font-size="10.5pt" style:font-size-asian="10.5pt" style:font-size-complex="10.5pt" style:language-asian="en" style:country-asian="ZA"/>
    </style:style>
    <style:style style:name="T4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47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ZA"/>
    </style:style>
    <style:style style:name="T4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49" style:parent-style-name="DefaultParagraphFont" style:family="text">
      <style:text-properties style:font-name="Consolas" style:font-name-asian="Times New Roman" fo:color="#4FC1FF" style:letter-kerning="false" fo:font-size="10.5pt" style:font-size-asian="10.5pt" style:font-size-complex="10.5pt" style:language-asian="en" style:country-asian="ZA"/>
    </style:style>
    <style:style style:name="T5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5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5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53" style:parent-style-name="DefaultParagraphFont" style:family="text">
      <style:text-properties style:font-name="Consolas" style:font-name-asian="Times New Roman" fo:color="#4FC1FF" style:letter-kerning="false" fo:font-size="10.5pt" style:font-size-asian="10.5pt" style:font-size-complex="10.5pt" style:language-asian="en" style:country-asian="ZA"/>
    </style:style>
    <style:style style:name="T5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55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ZA"/>
    </style:style>
    <style:style style:name="T5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57" style:parent-style-name="DefaultParagraphFont" style:family="text">
      <style:text-properties style:font-name="Consolas" style:font-name-asian="Times New Roman" fo:color="#4FC1FF" style:letter-kerning="false" fo:font-size="10.5pt" style:font-size-asian="10.5pt" style:font-size-complex="10.5pt" style:language-asian="en" style:country-asian="ZA"/>
    </style:style>
    <style:style style:name="T5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5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6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61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style:language-asian="en" style:country-asian="ZA"/>
    </style:style>
    <style:style style:name="T6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63" style:parent-style-name="Normal" style:family="paragraph">
      <style:paragraph-properties fo:margin-bottom="0in" style:line-height-at-least="0.1979in" fo:background-color="#1E1E1E"/>
    </style:style>
    <style:style style:name="T6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65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ZA"/>
    </style:style>
    <style:style style:name="P66" style:parent-style-name="Normal" style:family="paragraph">
      <style:paragraph-properties fo:margin-bottom="0in" style:line-height-at-least="0.1979in" fo:background-color="#1E1E1E"/>
    </style:style>
    <style:style style:name="T6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6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6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7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7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7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74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ZA"/>
    </style:style>
    <style:style style:name="T7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76" style:parent-style-name="Normal" style:family="paragraph">
      <style:paragraph-properties fo:margin-bottom="0in" style:line-height-at-least="0.1979in" fo:background-color="#1E1E1E"/>
    </style:style>
    <style:style style:name="T7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78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en" style:country-asian="ZA"/>
    </style:style>
    <style:style style:name="T7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8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P8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82" style:parent-style-name="Normal" style:family="paragraph">
      <style:paragraph-properties fo:margin-bottom="0in" style:line-height-at-least="0.1979in" fo:background-color="#1E1E1E"/>
    </style:style>
    <style:style style:name="T83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ZA"/>
    </style:style>
    <style:style style:name="T8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85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8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87" style:parent-style-name="Normal" style:family="paragraph">
      <style:paragraph-properties fo:margin-bottom="0in" style:line-height-at-least="0.1979in" fo:background-color="#1E1E1E"/>
    </style:style>
    <style:style style:name="T8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8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9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91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style:language-asian="en" style:country-asian="ZA"/>
    </style:style>
    <style:style style:name="T9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9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9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9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9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9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9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9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P100" style:parent-style-name="Normal" style:family="paragraph">
      <style:paragraph-properties fo:margin-bottom="0in" style:line-height-at-least="0.1979in" fo:background-color="#1E1E1E"/>
    </style:style>
    <style:style style:name="T10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0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0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0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10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0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0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0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10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110" style:parent-style-name="Normal" style:family="paragraph">
      <style:paragraph-properties fo:margin-bottom="0in" style:line-height-at-least="0.1979in" fo:background-color="#1E1E1E"/>
    </style:style>
    <style:style style:name="T11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1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1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1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11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1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1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118" style:parent-style-name="Normal" style:family="paragraph">
      <style:paragraph-properties fo:margin-bottom="0in" style:line-height-at-least="0.1979in" fo:background-color="#1E1E1E"/>
    </style:style>
    <style:style style:name="T11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2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2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2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1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2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126" style:parent-style-name="Normal" style:family="paragraph">
      <style:paragraph-properties fo:margin-bottom="0in" style:line-height-at-least="0.1979in" fo:background-color="#1E1E1E"/>
    </style:style>
    <style:style style:name="T1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2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3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1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3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134" style:parent-style-name="Normal" style:family="paragraph">
      <style:paragraph-properties fo:margin-bottom="0in" style:line-height-at-least="0.1979in" fo:background-color="#1E1E1E"/>
    </style:style>
    <style:style style:name="T1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3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38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13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4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142" style:parent-style-name="Normal" style:family="paragraph">
      <style:paragraph-properties fo:margin-bottom="0in" style:line-height-at-least="0.1979in" fo:background-color="#1E1E1E"/>
    </style:style>
    <style:style style:name="T1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44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 style:language-asian="en" style:country-asian="ZA"/>
    </style:style>
    <style:style style:name="P145" style:parent-style-name="Normal" style:family="paragraph">
      <style:paragraph-properties fo:margin-bottom="0in" style:line-height-at-least="0.1979in" fo:background-color="#1E1E1E"/>
    </style:style>
    <style:style style:name="T14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4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4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4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15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5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5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53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15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5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15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5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15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5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6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61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en" style:country-asian="ZA"/>
    </style:style>
    <style:style style:name="T16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163" style:parent-style-name="Normal" style:family="paragraph">
      <style:paragraph-properties fo:margin-bottom="0in" style:line-height-at-least="0.1979in" fo:background-color="#1E1E1E"/>
    </style:style>
    <style:style style:name="T164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en" style:country-asian="ZA"/>
    </style:style>
    <style:style style:name="T16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6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 style:language-asian="en" style:country-asian="ZA"/>
    </style:style>
    <style:style style:name="T16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6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 style:language-asian="en" style:country-asian="ZA"/>
    </style:style>
    <style:style style:name="T16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P170" style:parent-style-name="Normal" style:family="paragraph">
      <style:paragraph-properties fo:margin-bottom="0in" style:line-height-at-least="0.1979in" fo:background-color="#1E1E1E"/>
    </style:style>
    <style:style style:name="T17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  <style:style style:name="T17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 style:language-asian="en" style:country-asian="ZA"/>
    </style:style>
    <style:style style:name="T1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en" style:country-asian="ZA"/>
    </style:style>
  </office:automatic-styles>
  <office:body>
    <office:text text:use-soft-page-breaks="true">
      <text:p text:style-name="P1"><text:span text:style-name="T2">def</text:span><text:span text:style-name="T3"><text:s/></text:span><text:span text:style-name="T4">handle_outliers</text:span><text:span text:style-name="T5">(</text:span><text:span text:style-name="T6">data</text:span><text:span text:style-name="T7">):</text:span></text:p>
      <text:p text:style-name="P8"><text:span text:style-name="T9">   <text:s/></text:span><text:span text:style-name="T10"># Calculate IQR</text:span></text:p>
      <text:p text:style-name="P11"><text:span text:style-name="T12">   <text:s/></text:span><text:span text:style-name="T13">Q1</text:span><text:span text:style-name="T14"><text:s/>=<text:s/></text:span><text:span text:style-name="T15">data</text:span><text:span text:style-name="T16">.quantile(</text:span><text:span text:style-name="T17">0.25</text:span><text:span text:style-name="T18">)</text:span></text:p>
      <text:p text:style-name="P19"><text:span text:style-name="T20">   <text:s/></text:span><text:span text:style-name="T21">Q3</text:span><text:span text:style-name="T22"><text:s/>=<text:s/></text:span><text:span text:style-name="T23">data</text:span><text:span text:style-name="T24">.quantile(</text:span><text:span text:style-name="T25">0.75</text:span><text:span text:style-name="T26">)</text:span></text:p>
      <text:p text:style-name="P27"><text:span text:style-name="T28">   <text:s/></text:span><text:span text:style-name="T29">IQR</text:span><text:span text:style-name="T30"><text:s/>=<text:s/></text:span><text:span text:style-name="T31">Q3</text:span><text:span text:style-name="T32"><text:s/>-<text:s/></text:span><text:span text:style-name="T33">Q1</text:span></text:p>
      <text:p text:style-name="P34"><text:span text:style-name="T35">   <text:s/></text:span><text:span text:style-name="T36"># Remove outliers</text:span></text:p>
      <text:p text:style-name="P37"><text:span text:style-name="T38">   <text:s/></text:span><text:span text:style-name="T39">data_no_outliers</text:span><text:span text:style-name="T40"><text:s/>=<text:s/></text:span><text:span text:style-name="T41">data</text:span><text:span text:style-name="T42">[~((</text:span><text:span text:style-name="T43">data</text:span><text:span text:style-name="T44"><text:s/>&lt; (</text:span><text:span text:style-name="T45">Q1</text:span><text:span text:style-name="T46"><text:s/>-<text:s/></text:span><text:span text:style-name="T47">1.5</text:span><text:span text:style-name="T48"><text:s/>*<text:s/></text:span><text:span text:style-name="T49">IQR</text:span><text:span text:style-name="T50">)) | (</text:span><text:span text:style-name="T51">data</text:span><text:span text:style-name="T52"><text:s/>&gt; (</text:span><text:span text:style-name="T53">Q3</text:span><text:span text:style-name="T54"><text:s/>+<text:s/></text:span><text:span text:style-name="T55">1.5</text:span><text:span text:style-name="T56"><text:s/>*<text:s/></text:span><text:span text:style-name="T57">IQR</text:span><text:span text:style-name="T58">))).any(</text:span><text:span text:style-name="T59">axis</text:span><text:span text:style-name="T60">=</text:span><text:span text:style-name="T61">1</text:span><text:span text:style-name="T62">)]</text:span></text:p>
      <text:p text:style-name="P63"><text:span text:style-name="T64">   <text:s/></text:span><text:span text:style-name="T65"># Reset the index</text:span></text:p>
      <text:p text:style-name="P66"><text:span text:style-name="T67">   <text:s/></text:span><text:span text:style-name="T68">data_no_outliers</text:span><text:span text:style-name="T69"><text:s/>=<text:s/></text:span><text:span text:style-name="T70">data_no_outliers</text:span><text:span text:style-name="T71">.reset_index(</text:span><text:span text:style-name="T72">drop</text:span><text:span text:style-name="T73">=</text:span><text:span text:style-name="T74">True</text:span><text:span text:style-name="T75">)</text:span></text:p>
      <text:p text:style-name="P76"><text:span text:style-name="T77">   <text:s/></text:span><text:span text:style-name="T78">return</text:span><text:span text:style-name="T79"><text:s/></text:span><text:span text:style-name="T80">data_no_outliers</text:span></text:p>
      <text:p text:style-name="P81"/>
      <text:p text:style-name="P82"><text:span text:style-name="T83">def</text:span><text:span text:style-name="T84"><text:s/></text:span><text:span text:style-name="T85">main</text:span><text:span text:style-name="T86">():</text:span></text:p>
      <text:p text:style-name="P87"><text:span text:style-name="T88">   <text:s/></text:span><text:span text:style-name="T89">projectRoot</text:span><text:span text:style-name="T90"><text:s/>=<text:s/></text:span><text:span text:style-name="T91">Path</text:span><text:span text:style-name="T92">(</text:span><text:span text:style-name="T93">__file__</text:span><text:span text:style-name="T94">).</text:span><text:span text:style-name="T95">parent</text:span><text:span text:style-name="T96">.</text:span><text:span text:style-name="T97">parent</text:span><text:span text:style-name="T98">.</text:span><text:span text:style-name="T99">parent</text:span></text:p>
      <text:p text:style-name="P100"><text:span text:style-name="T101">   <text:s/></text:span><text:span text:style-name="T102">data</text:span><text:span text:style-name="T103"><text:s/>=<text:s/></text:span><text:span text:style-name="T104">load_data</text:span><text:span text:style-name="T105">(</text:span><text:span text:style-name="T106">projectRoot</text:span><text:span text:style-name="T107"><text:s/>/<text:s/></text:span><text:span text:style-name="T108">"data/raw/cancerData.csv"</text:span><text:span text:style-name="T109">)</text:span></text:p>
      <text:p text:style-name="P110"><text:span text:style-name="T111">   <text:s/></text:span><text:span text:style-name="T112">data</text:span><text:span text:style-name="T113"><text:s/>=<text:s/></text:span><text:span text:style-name="T114">handle_class_imbalance</text:span><text:span text:style-name="T115">(</text:span><text:span text:style-name="T116">data</text:span><text:span text:style-name="T117">)</text:span></text:p>
      <text:p text:style-name="P118"><text:span text:style-name="T119">   <text:s/></text:span><text:span text:style-name="T120">data</text:span><text:span text:style-name="T121"><text:s/>=<text:s/></text:span><text:span text:style-name="T122">scale_features</text:span><text:span text:style-name="T123">(</text:span><text:span text:style-name="T124">data</text:span><text:span text:style-name="T125">)</text:span></text:p>
      <text:p text:style-name="P126"><text:span text:style-name="T127">   <text:s/></text:span><text:span text:style-name="T128">data</text:span><text:span text:style-name="T129"><text:s/>=<text:s/></text:span><text:span text:style-name="T130">handle_multicollinearity</text:span><text:span text:style-name="T131">(</text:span><text:span text:style-name="T132">data</text:span><text:span text:style-name="T133">)</text:span></text:p>
      <text:p text:style-name="P134"><text:span text:style-name="T135">   <text:s/></text:span><text:span text:style-name="T136">data</text:span><text:span text:style-name="T137"><text:s/>=<text:s/></text:span><text:span text:style-name="T138">handle_outliers</text:span><text:span text:style-name="T139">(</text:span><text:span text:style-name="T140">data</text:span><text:span text:style-name="T141">)</text:span></text:p>
      <text:p text:style-name="P142"><text:span text:style-name="T143">   <text:s/></text:span><text:span text:style-name="T144"># Save preprocessed data to a new CSV file</text:span></text:p>
      <text:p text:style-name="P145"><text:span text:style-name="T146">   <text:s/></text:span><text:span text:style-name="T147">data</text:span><text:span text:style-name="T148">.</text:span><text:span text:style-name="T149">to_csv</text:span><text:span text:style-name="T150">(</text:span><text:span text:style-name="T151">projectRoot</text:span><text:span text:style-name="T152"><text:s/>/<text:s/></text:span><text:span text:style-name="T153">"data"</text:span><text:span text:style-name="T154"><text:s/>/<text:s/></text:span><text:span text:style-name="T155">"preprocessed"</text:span><text:span text:style-name="T156"><text:s/>/<text:s/></text:span><text:span text:style-name="T157">"cancer_data.csv"</text:span><text:span text:style-name="T158">,<text:s/></text:span><text:span text:style-name="T159">index</text:span><text:span text:style-name="T160">=</text:span><text:span text:style-name="T161">False</text:span><text:span text:style-name="T162">)</text:span></text:p>
      <text:p text:style-name="P163"><text:span text:style-name="T164">if</text:span><text:span text:style-name="T165"><text:s/></text:span><text:span text:style-name="T166">__name__</text:span><text:span text:style-name="T167"><text:s/>==<text:s/></text:span><text:span text:style-name="T168">"__main__"</text:span><text:span text:style-name="T169">:</text:span></text:p>
      <text:p text:style-name="P170"><text:span text:style-name="T171">   <text:s/></text:span><text:span text:style-name="T172">main</text:span><text:span text:style-name="T173">()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5%"/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ristoffel André</meta:initial-creator>
    <dc:creator>Christoffel André</dc:creator>
    <meta:creation-date>2023-04-25T19:12:00Z</meta:creation-date>
    <dc:date>2023-04-25T19:13:00Z</dc:date>
    <meta:template xlink:href="Normal.dotm" xlink:type="simple"/>
    <meta:editing-cycles>1</meta:editing-cycles>
    <meta:editing-duration>PT0S</meta:editing-duration>
    <meta:document-statistic meta:page-count="1" meta:paragraph-count="1" meta:word-count="120" meta:character-count="805" meta:row-count="5" meta:non-whitespace-character-count="686"/>
  </office:meta>
</office:document-meta>
</file>